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ontserrat regular" svg:font-family="&quot;Montserrat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color="#2B2C30" style:font-name="Montserrat regular" style:font-name-asian="Montserrat regular" style:font-name-complex="Montserrat regular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DDEBF7"/>
      <style:text-properties fo:color="#2B2C30" style:font-name="Montserrat regular" style:font-name-asian="Montserrat regular" style:font-name-complex="Montserrat regular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2">
      <style:table-cell-properties fo:border="thin solid #000000"/>
      <style:text-properties fo:color="#FF0000"/>
    </style:style>
    <style:style style:name="ce8" style:family="table-cell" style:parent-style-name="Default" style:data-style-name="N0">
      <style:table-cell-properties fo:border="thin solid #000000" fo:background-color="#FFF2C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6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2">
            <text:p>Hours</text:p>
          </table:table-cell>
          <table:table-cell office:value-type="string" table:style-name="ce2">
            <text:p>€ 60 min</text:p>
          </table:table-cell>
          <table:table-cell office:value-type="string" table:style-name="ce2">
            <text:p>Plastic</text:p>
          </table:table-cell>
          <table:table-cell office:value-type="string" table:style-name="ce2">
            <text:p>Cost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2">
            <text:p>Printing tim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0.3" table:style-name="ce2">
            <text:p>0,3</text:p>
          </table:table-cell>
          <table:table-cell office:value-type="float" office:value="4.3" table:formula="of:=[.E5]*[.F5]+[.G5]" table:style-name="ce8">
            <text:p>4,3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2">
            <text:p>M3x6</text:p>
          </table:table-cell>
          <table:table-cell table:number-columns-repeated="4" table:style-name="ce2"/>
          <table:table-cell office:value-type="float" office:value="4.7E-2" table:formula="of:=[.T9]" table:style-name="ce8">
            <text:p>0,047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2">
            <text:p>M3 nut</text:p>
          </table:table-cell>
          <table:table-cell table:number-columns-repeated="4" table:style-name="ce2"/>
          <table:table-cell office:value-type="float" office:value="1.6000000000000001E-3" table:formula="of:=[.T10]" table:style-name="ce8">
            <text:p>0,0016</text:p>
          </table:table-cell>
          <table:table-cell table:number-columns-repeated="7" table:style-name="ce1"/>
          <table:table-cell office:value-type="string" table:style-name="ce2">
            <text:p>Ref</text:p>
          </table:table-cell>
          <table:table-cell office:value-type="string" table:style-name="ce2">
            <text:p>Links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units</text:p>
          </table:table-cell>
          <table:table-cell office:value-type="string" table:style-name="ce2">
            <text:p>cost per unit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M5x20</text:p>
          </table:table-cell>
          <table:table-cell table:number-columns-repeated="4" table:style-name="ce2"/>
          <table:table-cell office:value-type="float" office:value="0.17224999999999999" table:formula="of:=[.T11]" table:style-name="ce8">
            <text:p>0,17225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office:value-type="string" table:style-name="ce2">
            <text:p>M5nut</text:p>
          </table:table-cell>
          <table:table-cell table:number-columns-repeated="4" table:style-name="ce2"/>
          <table:table-cell office:value-type="float" office:value="4.0000000000000001E-3" table:formula="of:=[.T12]" table:style-name="ce8">
            <text:p>0,004</text:p>
          </table:table-cell>
          <table:table-cell table:number-columns-repeated="5" table:style-name="ce1"/>
          <table:table-cell office:value-type="string" table:style-name="ce6">
            <text:p>M3x6</text:p>
          </table:table-cell>
          <table:table-cell office:value-type="string" table:style-name="ce2">
            <text:p>Rationalstock</text:p>
          </table:table-cell>
          <table:table-cell office:value-type="string" table:style-name="ce3">
            <text:p>FT54443</text:p>
          </table:table-cell>
          <table:table-cell table:style-name="ce2"/>
          <table:table-cell office:value-type="float" office:value="0.94" table:style-name="ce2">
            <text:p>0,94</text:p>
          </table:table-cell>
          <table:table-cell office:value-type="float" office:value="20" table:style-name="ce2">
            <text:p>20</text:p>
          </table:table-cell>
          <table:table-cell office:value-type="float" office:value="4.7E-2" table:formula="of:=[.R9]/[.S9]" table:style-name="ce2">
            <text:p>0,047</text:p>
          </table:table-cell>
          <table:table-cell table:number-columns-repeated="16364"/>
        </table:table-row>
        <table:table-row table:style-name="ro2">
          <table:table-cell table:number-columns-repeated="2"/>
          <table:table-cell table:number-columns-repeated="11" table:style-name="ce1"/>
          <table:table-cell office:value-type="string" table:style-name="ce4">
            <text:p>M3 nut</text:p>
          </table:table-cell>
          <table:table-cell office:value-type="string" table:style-name="ce4">
            <text:p>Rationalstock</text:p>
          </table:table-cell>
          <table:table-cell office:value-type="string" table:style-name="ce5">
            <text:p>FP44422</text:p>
          </table:table-cell>
          <table:table-cell table:style-name="ce4"/>
          <table:table-cell office:value-type="float" office:value="1.6000000000000001E-3" table:style-name="ce4">
            <text:p>0,0016</text:p>
          </table:table-cell>
          <table:table-cell office:value-type="float" office:value="1" table:style-name="ce4">
            <text:p>1</text:p>
          </table:table-cell>
          <table:table-cell office:value-type="float" office:value="1.6000000000000001E-3" table:formula="of:=[.R10]/[.S10]" table:style-name="ce4">
            <text:p>0,0016</text:p>
          </table:table-cell>
          <table:table-cell table:number-columns-repeated="16364"/>
        </table:table-row>
        <table:table-row table:style-name="ro2">
          <table:table-cell table:number-columns-repeated="2"/>
          <table:table-cell table:number-columns-repeated="11" table:style-name="ce1"/>
          <table:table-cell office:value-type="string" table:style-name="ce6">
            <text:p>M5x20</text:p>
          </table:table-cell>
          <table:table-cell office:value-type="string" table:style-name="ce2">
            <text:p>Rationalstock</text:p>
          </table:table-cell>
          <table:table-cell office:value-type="string" table:style-name="ce3">
            <text:p>FP44173</text:p>
          </table:table-cell>
          <table:table-cell table:style-name="ce2"/>
          <table:table-cell office:value-type="float" office:value="3.4449999999999998" table:style-name="ce2">
            <text:p>3,445</text:p>
          </table:table-cell>
          <table:table-cell office:value-type="float" office:value="20" table:style-name="ce2">
            <text:p>20</text:p>
          </table:table-cell>
          <table:table-cell office:value-type="float" office:value="0.17224999999999999" table:formula="of:=[.R11]/[.S11]" table:style-name="ce2">
            <text:p>0,17225</text:p>
          </table:table-cell>
          <table:table-cell table:number-columns-repeated="16364"/>
        </table:table-row>
        <table:table-row table:style-name="ro2">
          <table:table-cell table:number-columns-repeated="2"/>
          <table:table-cell office:value-type="string" table:style-name="ce2">
            <text:p>Total</text:p>
          </table:table-cell>
          <table:table-cell table:number-columns-repeated="4" table:style-name="ce2"/>
          <table:table-cell office:value-type="float" office:value="4.5248499999999989" table:formula="of:=SUM([.H5:.H9])" table:style-name="ce7">
            <text:p>4,52</text:p>
          </table:table-cell>
          <table:table-cell table:number-columns-repeated="5" table:style-name="ce1"/>
          <table:table-cell office:value-type="string" table:style-name="ce4">
            <text:p>M5 nut</text:p>
          </table:table-cell>
          <table:table-cell office:value-type="string" table:style-name="ce4">
            <text:p>Rationalstock</text:p>
          </table:table-cell>
          <table:table-cell office:value-type="string" table:style-name="ce5">
            <text:p>FP44424</text:p>
          </table:table-cell>
          <table:table-cell table:style-name="ce4"/>
          <table:table-cell office:value-type="float" office:value="4.0000000000000001E-3" table:style-name="ce4">
            <text:p>0,004</text:p>
          </table:table-cell>
          <table:table-cell office:value-type="float" office:value="1" table:style-name="ce4">
            <text:p>1</text:p>
          </table:table-cell>
          <table:table-cell office:value-type="float" office:value="4.0000000000000001E-3" table:formula="of:=[.R12]/[.S12]" table:style-name="ce4">
            <text:p>0,004</text:p>
          </table:table-cell>
          <table:table-cell table:number-columns-repeated="16364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ontserrat regular" svg:font-family="&quot;Montserrat regular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Pablo Lopez Alvarez</meta:initial-creator>
    <dc:creator>lopez .</dc:creator>
    <meta:creation-date>2015-06-05T18:19:34Z</meta:creation-date>
    <dc:date>2021-04-20T22:38:00Z</dc:date>
  </office:meta>
</office:document-meta>
</file>